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f9f7e" draw:textarea-horizontal-align="justify" draw:textarea-vertical-align="middle" draw:auto-grow-height="false" fo:min-height="7.37cm" fo:min-width="7.882cm"/>
    </style:style>
    <style:style style:name="gr2" style:family="graphic" style:parent-style-name="standard">
      <style:graphic-properties draw:stroke="none" svg:stroke-color="#000000" draw:fill="none" draw:fill-color="#ffffff" fo:min-height="7.37cm"/>
    </style:style>
    <style:style style:name="gr3" style:family="graphic" style:parent-style-name="standard">
      <style:graphic-properties draw:stroke="none" svg:stroke-color="#000000" draw:fill="none" draw:fill-color="#ffffff" fo:min-height="7.402cm"/>
    </style:style>
    <style:style style:name="gr4" style:family="graphic" style:parent-style-name="objectwithoutfill">
      <style:graphic-properties draw:stroke="dash" draw:stroke-dash="_32__20_Dots_20_1_20_Dash" draw:marker-start="CF_20_Many" draw:marker-start-width="0.3cm" draw:marker-end="CF_20_Only_20_One" draw:marker-end-width="0.3cm" draw:fill="none" draw:textarea-vertical-align="middle"/>
    </style:style>
    <style:style style:name="gr5" style:family="graphic" style:parent-style-name="objectwithoutfill">
      <style:graphic-properties draw:marker-start="CF_20_Zero_20_Many" draw:marker-end="CF_20_Only_20_One" draw:marker-end-width="0.3cm" draw:fill="none" draw:textarea-vertical-align="middle"/>
    </style:style>
    <style:style style:name="gr6" style:family="graphic" style:parent-style-name="standard">
      <style:graphic-properties draw:stroke="dash" draw:stroke-dash="_32__20_Dots_20_1_20_Dash" svg:stroke-color="#000000" draw:marker-start="CF_20_Zero_20_Many" draw:marker-end="CF_20_Only_20_One" draw:textarea-vertical-align="middle"/>
    </style:style>
    <style:style style:name="gr7" style:family="graphic" style:parent-style-name="standard">
      <style:graphic-properties draw:fill-color="#5f9f7e" draw:textarea-horizontal-align="justify" draw:textarea-vertical-align="middle" draw:auto-grow-height="false" fo:min-height="4.068cm" fo:min-width="7.268cm"/>
    </style:style>
    <style:style style:name="gr8" style:family="graphic" style:parent-style-name="standard">
      <style:graphic-properties draw:marker-start="Arrowheads_20_5" draw:marker-end="CF_20_Many" draw:textarea-vertical-align="middle"/>
    </style:style>
    <style:style style:name="P1" style:family="paragraph">
      <loext:graphic-properties draw:fill-color="#5f9f7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5f9f7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7.62cm" svg:x="9.838cm" svg:y="10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7.62cm" svg:x="12.161cm" svg:y="19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7.62cm" svg:x="1.072cm" svg:y="1.079cm">
          <text:p/>
          <draw:enhanced-geometry svg:viewBox="0 0 21600 21600" draw:type="rectangle" draw:enhanced-path="M 0 0 L 21600 0 21600 21600 0 21600 0 0 Z N"/>
        </draw:custom-shape>
        <draw:frame draw:style-name="gr2" draw:text-style-name="P4" xml:id="id3" draw:id="id3" draw:layer="layout" svg:width="8.509cm" svg:height="7.62cm" svg:x="1cm" svg:y="1cm">
          <draw:text-box>
            <text:p text:style-name="P2"><text:span text:style-name="T1">Character</text:span></text:p>
            <text:p text:style-name="P2"><text:span text:style-name="T2"/></text:p>
            <text:list text:style-name="L2">
              <text:list-item>
                <text:p text:style-name="P3"><text:span text:style-name="T3">* ID (</text:span><text:span text:style-name="T4">Int</text:span><text:span text:style-name="T3">) *</text:span></text:p>
              </text:list-item>
              <text:list-item>
                <text:p text:style-name="P3"><text:span text:style-name="T3">Name (</text:span><text:span text:style-name="T4">String</text:span><text:span text:style-name="T3">)</text:span></text:p>
              </text:list-item>
              <text:list-item>
                <text:p text:style-name="P3"><text:span text:style-name="T3">X (</text:span><text:span text:style-name="T4">Int</text:span><text:span text:style-name="T3">)</text:span></text:p>
              </text:list-item>
              <text:list-item>
                <text:p text:style-name="P3"><text:span text:style-name="T3">Y (</text:span><text:span text:style-name="T4">Int</text:span><text:span text:style-name="T3">)</text:span></text:p>
              </text:list-item>
              <text:list-item>
                <text:p text:style-name="P3"><text:span text:style-name="T3">Time (</text:span><text:span text:style-name="T4">?</text:span><text:span text:style-name="T3">)</text:span></text:p>
              </text:list-item>
              <text:list-item>
                <text:p text:style-name="P3"><text:span text:style-name="T3">Finished (</text:span><text:span text:style-name="T4">Boolean</text:span><text:span text:style-name="T3">)</text:span></text:p>
              </text:list-item>
            </text:list>
          </draw:text-box>
        </draw:frame>
        <draw:frame draw:style-name="gr2" draw:text-style-name="P5" xml:id="id1" draw:id="id1" draw:layer="layout" svg:width="8.382cm" svg:height="7.62cm" svg:x="10.03cm" svg:y="10.336cm">
          <draw:text-box>
            <text:p text:style-name="P2"><text:span text:style-name="T1">Artifact</text:span></text:p>
            <text:list text:style-name="L2">
              <text:list-item>
                <text:p text:style-name="P3"><text:span text:style-name="T3">* ID (</text:span><text:span text:style-name="T4">Int</text:span><text:span text:style-name="T3">) *</text:span></text:p>
              </text:list-item>
              <text:list-item>
                <text:p text:style-name="P3"><text:span text:style-name="T3">Type (</text:span><text:span text:style-name="T4">String</text:span><text:span text:style-name="T3">)</text:span></text:p>
              </text:list-item>
              <text:list-item>
                <text:p text:style-name="P3"><text:span text:style-name="T3">X (</text:span><text:span text:style-name="T4">Int</text:span><text:span text:style-name="T3">)/ Y (</text:span><text:span text:style-name="T4">Int</text:span><text:span text:style-name="T3">)</text:span></text:p>
              </text:list-item>
              <text:list-item>
                <text:p text:style-name="P3"><text:span text:style-name="T3">Collected (</text:span><text:span text:style-name="T4">Boolean</text:span><text:span text:style-name="T3">)</text:span></text:p>
              </text:list-item>
              <text:list-item>
                <text:p text:style-name="P3"><text:span text:style-name="T3">Char_ID (</text:span><text:span text:style-name="T4">FK</text:span><text:span text:style-name="T3">)</text:span></text:p>
              </text:list-item>
            </text:list>
          </draw:text-box>
        </draw:frame>
        <draw:frame draw:style-name="gr3" draw:text-style-name="P4" xml:id="id2" draw:id="id2" draw:layer="layout" svg:width="8.414cm" svg:height="7.652cm" svg:x="12.176cm" svg:y="19.288cm">
          <draw:text-box>
            <text:p text:style-name="P2"><text:span text:style-name="T1">Terrain</text:span></text:p>
            <text:list text:style-name="L2">
              <text:list-item>
                <text:p text:style-name="P3"><text:span text:style-name="T3">* Dummy ID (</text:span><text:span text:style-name="T4">Int</text:span><text:span text:style-name="T3">) *</text:span></text:p>
              </text:list-item>
              <text:list-item>
                <text:p text:style-name="P3"><text:span text:style-name="T3">X (</text:span><text:span text:style-name="T4">Int</text:span><text:span text:style-name="T3">)/ Y (</text:span><text:span text:style-name="T4">Int</text:span><text:span text:style-name="T3">)</text:span></text:p>
              </text:list-item>
              <text:list-item>
                <text:p text:style-name="P3"><text:span text:style-name="T3">Passable (</text:span><text:span text:style-name="T4">Boolean</text:span><text:span text:style-name="T3">)</text:span></text:p>
              </text:list-item>
              <text:list-item>
                <text:p text:style-name="P3"><text:span text:style-name="T3">Obscures (</text:span><text:span text:style-name="T4">Boolean</text:span><text:span text:style-name="T3">)</text:span></text:p>
              </text:list-item>
            </text:list>
          </draw:text-box>
        </draw:frame>
        <draw:connector draw:style-name="gr4" draw:text-style-name="P6" draw:layer="layout" svg:x1="14.221cm" svg:y1="17.956cm" svg:x2="12.176cm" svg:y2="23.114cm" draw:start-shape="id1" draw:start-glue-point="2" draw:end-shape="id2" draw:end-glue-point="3" svg:d="M14221 17956v666h-2545v4492h500" svg:viewBox="0 0 2546 5159">
          <text:p/>
        </draw:connector>
        <draw:connector draw:style-name="gr5" draw:text-style-name="P6" draw:layer="layout" svg:x1="14.221cm" svg:y1="10.336cm" svg:x2="5.254cm" svg:y2="8.62cm" draw:start-shape="id1" draw:start-glue-point="0" draw:end-shape="id3" draw:end-glue-point="2" svg:d="M14221 10336v-858h-8967v-858" svg:viewBox="0 0 8968 1717">
          <text:p/>
        </draw:connector>
        <draw:connector draw:style-name="gr6" draw:text-style-name="P2" draw:layer="layout" draw:line-skew="3.632cm" svg:x1="9.509cm" svg:y1="4.81cm" svg:x2="19.778cm" svg:y2="19.06cm" draw:start-shape="id3" draw:start-glue-point="1" svg:d="M9509 4810h9017v14250h1252" svg:viewBox="0 0 10270 14251">
          <text:p/>
        </draw:connector>
        <draw:custom-shape draw:style-name="gr7" draw:text-style-name="P7" xml:id="id4" draw:id="id4" draw:layer="layout" svg:width="7.768cm" svg:height="4.318cm" svg:x="1.957cm" svg:y="21.337cm">
          <text:p text:style-name="P2"><text:span text:style-name="T1">Gradient Vector</text:span></text:p>
          <text:list text:style-name="L2">
            <text:list-item>
              <text:p text:style-name="P2"><text:span text:style-name="T5">X (</text:span><text:span text:style-name="T6">Int</text:span><text:span text:style-name="T5">)</text:span></text:p>
            </text:list-item>
            <text:list-item>
              <text:p text:style-name="P2"><text:span text:style-name="T5">Y(</text:span><text:span text:style-name="T6">Int</text:span><text:span text:style-name="T5">)</text:span></text:p>
            </text:list-item>
            <text:list-item>
              <text:p text:style-name="P2"><text:span text:style-name="T5">Direction </text:span><text:span text:style-name="T6">(I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9.725cm" svg:y1="23.496cm" svg:x2="12.176cm" svg:y2="23.114cm" draw:start-shape="id4" draw:end-shape="id2" svg:d="M9725 23496h1226v-382h1225" svg:viewBox="0 0 2452 3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38 40" svg:d="M19 40h1v-40h-2v40zM20 40h-20v-2h20zM18 40h20v-2h-20zM20 22h-20v-2h20zM18 22h20v-2h-20z"/>
    <draw:marker draw:name="CF_20_Many" draw:display-name="CF Many" svg:viewBox="0 0 3000 3000" svg:d="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21:45:11.715751000</meta:creation-date>
    <dc:date>2017-08-29T11:12:53.938693000</dc:date>
    <meta:editing-duration>PT2H33M27S</meta:editing-duration>
    <meta:editing-cycles>9</meta:editing-cycles>
    <meta:generator>LibreOffice/5.3.4.2$MacOSX_X86_64 LibreOffice_project/f82d347ccc0be322489bf7da61d7e4ad13fe2ff3</meta:generator>
    <meta:document-statistic meta:object-count="11"/>
  </office:meta>
</office:document-meta>
</file>